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ResourceFactory.getLoop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orResourceFactory.setConnectionProvider( ConnectionProvider connection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ResourceFactory.isUseGlobal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ResourceFactory.setConnectionProviderSupplier( Supplier &lt; ConnectionProvider &gt; 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ResourceFactory.destroy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actorResourceFactory.addGlobalResourcesConsumer( Consumer &lt; HttpResources &gt; consu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ctorResourceFactory.afterPropertiesSe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actorResourceFactory.setLoopResources( LoopResources loop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ResourceFactory.setShutdownQuietPeriod( Duration shutdownQuietPeri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orResourceFactory.setLoopResourcesSupplier( Supplier &lt; LoopResources &gt; 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ResourceFactory.setUseGlobalResources( boolean useGlobal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ResourceFactory.getConnection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orResourceFactory.setShutdownTimeout( Duration shutdown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